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8e5b" officeooo:paragraph-rsid="00198e5b"/>
    </style:style>
    <style:style style:name="P2" style:family="paragraph" style:parent-style-name="Standard">
      <style:text-properties officeooo:rsid="00198e5b" officeooo:paragraph-rsid="001b40ff"/>
    </style:style>
    <style:style style:name="P3" style:family="paragraph" style:parent-style-name="Standard">
      <style:text-properties officeooo:rsid="0019941f" officeooo:paragraph-rsid="0019941f"/>
    </style:style>
    <style:style style:name="P4" style:family="paragraph" style:parent-style-name="Standard">
      <style:text-properties officeooo:rsid="0019941f" officeooo:paragraph-rsid="0023b202"/>
    </style:style>
    <style:style style:name="P5" style:family="paragraph" style:parent-style-name="Standard">
      <style:text-properties officeooo:rsid="001b40ff" officeooo:paragraph-rsid="001b40ff"/>
    </style:style>
    <style:style style:name="P6" style:family="paragraph" style:parent-style-name="Standard">
      <style:text-properties officeooo:rsid="001cce2f" officeooo:paragraph-rsid="001cce2f"/>
    </style:style>
    <style:style style:name="P7" style:family="paragraph" style:parent-style-name="Standard">
      <style:text-properties officeooo:paragraph-rsid="001cce2f"/>
    </style:style>
    <style:style style:name="P8" style:family="paragraph" style:parent-style-name="Standard">
      <style:text-properties fo:font-style="normal" fo:font-weight="bold" officeooo:rsid="0019941f" officeooo:paragraph-rsid="0019941f" style:font-style-asian="normal" style:font-weight-asian="bold" style:font-style-complex="normal" style:font-weight-complex="bold"/>
    </style:style>
    <style:style style:name="P9" style:family="paragraph" style:parent-style-name="Standard">
      <style:text-properties officeooo:rsid="00208574" officeooo:paragraph-rsid="00208574"/>
    </style:style>
    <style:style style:name="P10" style:family="paragraph" style:parent-style-name="Standard">
      <style:text-properties fo:font-weight="bold" officeooo:rsid="00208574" officeooo:paragraph-rsid="00208574" style:font-weight-asian="bold" style:font-weight-complex="bold"/>
    </style:style>
    <style:style style:name="P11" style:family="paragraph" style:parent-style-name="Standard">
      <style:text-properties officeooo:rsid="00210b71" officeooo:paragraph-rsid="00210b71"/>
    </style:style>
    <style:style style:name="P12" style:family="paragraph" style:parent-style-name="Standard">
      <style:text-properties officeooo:rsid="00217051" officeooo:paragraph-rsid="00217051"/>
    </style:style>
    <style:style style:name="P13" style:family="paragraph" style:parent-style-name="Standard">
      <style:text-properties officeooo:rsid="00217051" officeooo:paragraph-rsid="00234910"/>
    </style:style>
    <style:style style:name="P14" style:family="paragraph" style:parent-style-name="Standard">
      <style:text-properties officeooo:rsid="00217051" officeooo:paragraph-rsid="0023facd"/>
    </style:style>
    <style:style style:name="P15" style:family="paragraph" style:parent-style-name="Standard">
      <style:text-properties officeooo:rsid="0022eeee" officeooo:paragraph-rsid="0022eeee"/>
    </style:style>
    <style:style style:name="P16" style:family="paragraph" style:parent-style-name="Standard">
      <style:text-properties officeooo:rsid="00234910" officeooo:paragraph-rsid="00234910"/>
    </style:style>
    <style:style style:name="T1" style:family="text">
      <style:text-properties fo:font-variant="normal" fo:text-transform="none" style:font-name="Menlo" fo:font-size="8.44999980926514pt" fo:letter-spacing="normal" fo:font-style="normal" fo:font-weight="normal"/>
    </style:style>
    <style:style style:name="T2" style:family="text">
      <style:text-properties officeooo:rsid="001cce2f"/>
    </style:style>
    <style:style style:name="T3" style:family="text">
      <style:text-properties officeooo:rsid="0023b2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do yum install vim</text:p>
      <text:p text:style-name="P5"/>
      <text:p text:style-name="P8">scp ~/Downloads/cudnn-8.0-linux-x64-v5.1.tgz 129.114.108.2:/home/cc/</text:p>
      <text:p text:style-name="P5">tar xvzf cudnn-8.0-linux-x64-v5.1.tgz</text:p>
      <text:p text:style-name="P5">sudo cp cuda/include/cudnn.h /usr/local/cuda/include</text:p>
      <text:p text:style-name="P5">sudo cp cuda/lib64/libcudnn* /usr/local/cuda/lib64</text:p>
      <text:p text:style-name="P5">sudo chmod a+r /usr/local/cuda/include/cudnn.h /usr/local/cuda/lib64/libcudnn*</text:p>
      <text:p text:style-name="P7"><text:span text:style-name="T2">echo 'export LD_LIBRARY_PATH=</text:span><text:bookmark text:name="1e55"/><text:span text:style-name="T1">"</text:span><text:span text:style-name="T2">$LD_LIBRARY_PATH:/usr/local/cuda/lib64:/usr/local/cuda/extras/CUPTI/lib64"' &gt;&gt; ~/.bashrc</text:span></text:p>
      <text:p text:style-name="P6">echo 'export CUDA_HOME=/usr/local/cuda' &gt;&gt; ~/.bashrc</text:p>
      <text:p text:style-name="P6">source ~/.bashrc</text:p>
      <text:p text:style-name="P5"/>
      <text:p text:style-name="P4">git clone <text:span text:style-name="T3">https://github.com/DeepDand/research.git</text:span></text:p>
      <text:p text:style-name="P5">cd research</text:p>
      <text:p text:style-name="P2"/>
      <text:p text:style-name="P10">rsync -avz ~/Documents/Faculty/marist/papermcpr/repo/dataset 129.114.108.2:/home/cc/research/</text:p>
      <text:p text:style-name="P1"/>
      <text:p text:style-name="P1">sudo yum -y install gcc gcc-c++ python-pip python-devel atlas atlas-devel gcc-gfortran openssl-devel libffi-devel</text:p>
      <text:p text:style-name="P6">sudo yum -y install python-dev build-essential python-numpy python-scipy python-matplotlib</text:p>
      <text:p text:style-name="P1">sudo pip install --upgrade pip</text:p>
      <text:p text:style-name="P1">sudo pip install --upgrade numpy scipy wheel cryptography</text:p>
      <text:p text:style-name="P3"/>
      <text:p text:style-name="P11">export TF_BINARY_URL=https://storage.googleapis.com/tensorflow/linux/gpu/tensorflow-0.11.0-cp27-none-linux_x86_64.whl</text:p>
      <text:p text:style-name="P3">sudo pip install --upgrade $TF_BINARY_URL</text:p>
      <text:p text:style-name="P3"/>
      <text:p text:style-name="P9">sudo pip install --upgrade glances</text:p>
      <text:p text:style-name="P15">sudo pip install <text:s/>nvidia-ml-py</text:p>
      <text:p text:style-name="P12">sudo yum install tree</text:p>
      <text:p text:style-name="P12">sudo yum install screen</text:p>
      <text:p text:style-name="P9"/>
      <text:p text:style-name="P13"/>
      <text:p text:style-name="P16">git config --global user.name "Pablo Rivas"</text:p>
      <text:p text:style-name="P16">git config --global user.email pablorp80@gmail.com</text:p>
      <text:p text:style-name="P9"/>
      <text:p text:style-name="P9"/>
      <text:p text:style-name="P12">CUDA_VISIBLE_DEVICES=0 python -u autoencoder.py 2&gt;&amp;1 | tee result.txt</text:p>
      <text:p text:style-name="P12">CUDA_VISIBLE_DEVICES=1 python -u autoencoder.py 2&gt;&amp;1 | tee result.txt</text:p>
      <text:p text:style-name="P14">python -u autoencoder.py 2&gt;&amp;1 | tee result.txt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Courier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4:04:24.584324000</meta:creation-date>
    <dc:date>2017-03-30T22:43:35.555308000</dc:date>
    <meta:editing-duration>PT58M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43" meta:character-count="1478" meta:non-whitespace-character-count="1367"/>
  </office:meta>
</office:document-meta>
</file>